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left" draw:textarea-vertical-align="bottom" draw:auto-grow-height="false"/>
    </style:style>
    <style:style style:name="gr2" style:family="graphic" style:parent-style-name="standard">
      <style:graphic-properties draw:stroke="none" draw:fill="solid" draw:fill-color="#000000" draw:fill-hatch-name="Black_20_45_20_Degrees_20_Wide" draw:fill-hatch-solid="false" draw:opacity="10%" draw:textarea-horizontal-align="right" draw:textarea-vertical-align="bottom" draw:auto-grow-height="false" draw:shadow-opacity="10%"/>
    </style:style>
    <style:style style:name="gr3" style:family="graphic" style:parent-style-name="standard">
      <style:graphic-properties draw:stroke="none" draw:fill="solid" draw:fill-color="#000000" draw:fill-hatch-name="Black_20_45_20_Degrees_20_Wide" draw:fill-hatch-solid="false" draw:opacity="10%" draw:textarea-horizontal-align="left" draw:textarea-vertical-align="bottom" draw:auto-grow-height="false" draw:shadow-opacity="10%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svg:stroke-width="0.051cm" draw:marker-start="" draw:marker-start-width="0.229cm" draw:marker-end="Arrow" draw:marker-end-width="0.229cm" draw:textarea-horizontal-align="justify" draw:textarea-vertical-align="middle" draw:auto-grow-height="false" fo:padding-top="0.151cm" fo:padding-bottom="0.151cm" fo:padding-left="0.276cm" fo:padding-right="0.276cm"/>
    </style:style>
    <style:style style:name="gr6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7" style:family="graphic" style:parent-style-name="standard">
      <style:graphic-properties svg:stroke-width="0.051cm" draw:marker-start="" draw:marker-start-width="0.229cm" draw:marker-end="Arrow" draw:marker-end-width="0.229cm" draw:textarea-horizontal-align="center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textarea-horizontal-align="justify" draw:textarea-vertical-align="middle" draw:auto-grow-height="false"/>
    </style:style>
    <style:style style:name="gr11" style:family="graphic" style:parent-style-name="standard">
      <style:graphic-properties svg:stroke-width="0.051cm" draw:marker-start="" draw:marker-start-width="0.229cm" draw:marker-end="Arrow" draw:marker-end-width="0.229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0.955cm" svg:height="23.495cm" svg:x="3.81cm" svg:y="1.905cm">
          <text:p text:style-name="P1">Proctor</text:p>
          <draw:enhanced-geometry svg:viewBox="0 0 21600 21600" draw:path-stretchpoint-x="10800" draw:path-stretchpoint-y="10800" draw:text-areas="?f3 ?f4 ?f5 ?f6" draw:type="round-rectangle" draw:modifiers="638.4954557725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8.575cm" svg:height="14.605cm" svg:x="0cm" svg:y="8.255cm">
          <text:p text:style-name="P1">Detector (stock implementation)</text:p>
          <draw:enhanced-geometry svg:viewBox="0 0 21600 21600" draw:path-stretchpoint-x="10800" draw:path-stretchpoint-y="10800" draw:text-areas="?f3 ?f4 ?f5 ?f6" draw:type="round-rectangle" draw:modifiers="918.37163186749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3.335cm" svg:height="19.05cm" svg:x="14.605cm" svg:y="3.175cm">
          <text:p text:style-name="P1">Testing</text:p>
          <draw:enhanced-geometry svg:viewBox="0 0 21600 21600" draw:path-stretchpoint-x="10800" draw:path-stretchpoint-y="10800" draw:text-areas="?f3 ?f4 ?f5 ?f6" draw:type="round-rectangle" draw:modifiers="638.4954557725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3.335cm" svg:height="13.335cm" svg:x="0.635cm" svg:y="3.175cm">
          <text:p text:style-name="P1">Training</text:p>
          <draw:enhanced-geometry svg:viewBox="0 0 21600 21600" draw:path-stretchpoint-x="10800" draw:path-stretchpoint-y="10800" draw:text-areas="?f3 ?f4 ?f5 ?f6" draw:type="round-rectangle" draw:modifiers="638.4954557725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id="id2" draw:layer="layout" svg:width="5.715cm" svg:height="1.27cm" svg:x="7.62cm" svg:y="12.065cm">
          <text:p text:style-name="P1">FPFHEstim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id="id3" draw:layer="layout" svg:width="5.715cm" svg:height="1.27cm" svg:x="1.27cm" svg:y="9.525cm">
          <text:p text:style-name="P1">UniformSampl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id="id13" draw:layer="layout" svg:width="5.715cm" svg:height="1.27cm" svg:x="4.445cm" svg:y="4.445cm">
          <text:p text:style-name="P1">vtkLidarScann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id="id1" draw:layer="layout" svg:width="5.715cm" svg:height="1.27cm" svg:x="7.62cm" svg:y="9.525cm">
          <text:p text:style-name="P1">NormalEstim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lines" svg:x1="10.477cm" svg:y1="10.795cm" svg:x2="10.477cm" svg:y2="12.065cm" draw:start-shape="id1" draw:start-glue-point="2" draw:end-shape="id2" draw:end-glue-point="0" svg:d="m10477 10795v502 267 501">
          <text:p/>
        </draw:connector>
        <draw:connector draw:style-name="gr7" draw:text-style-name="P1" draw:layer="layout" draw:type="lines" draw:line-skew="0.108cm -0.134cm" svg:x1="4.127cm" svg:y1="10.795cm" svg:x2="10.477cm" svg:y2="12.065cm" draw:start-shape="id3" draw:start-glue-point="2" draw:end-shape="id2" draw:end-glue-point="0" svg:d="m4127 10795v635h6350v635">
          <text:p/>
        </draw:connector>
        <draw:custom-shape draw:style-name="gr4" draw:text-style-name="P1" draw:id="id4" draw:layer="layout" svg:width="5.715cm" svg:height="1.27cm" svg:x="7.62cm" svg:y="13.97cm">
          <text:p text:style-name="P1">KdTreeFLAN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lines" svg:x1="10.477cm" svg:y1="13.335cm" svg:x2="10.477cm" svg:y2="13.97cm" draw:start-shape="id2" draw:start-glue-point="2" draw:end-shape="id4" draw:end-glue-point="0" svg:d="m10477 13335v502-368 501">
          <text:p/>
        </draw:connector>
        <draw:custom-shape draw:style-name="gr4" draw:text-style-name="P1" draw:id="id8" draw:layer="layout" svg:width="5.715cm" svg:height="1.27cm" svg:x="15.24cm" svg:y="12.065cm">
          <text:p text:style-name="P1">FPFHEstim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id="id7" draw:layer="layout" svg:width="5.715cm" svg:height="1.27cm" svg:x="15.24cm" svg:y="9.525cm">
          <text:p text:style-name="P1">UniformSampl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draw:id="id5" draw:layer="layout" svg:width="5.715cm" svg:height="1.27cm" svg:x="18.415cm" svg:y="4.445cm">
          <text:p text:style-name="P1">vtkLidarScann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id="id6" draw:layer="layout" svg:width="5.715cm" svg:height="1.27cm" svg:x="21.59cm" svg:y="9.525cm">
          <text:p text:style-name="P1">NormalEstim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lines" draw:line-skew="2.673cm -0.134cm" svg:x1="21.272cm" svg:y1="5.715cm" svg:x2="24.447cm" svg:y2="9.525cm" draw:start-shape="id5" draw:start-glue-point="2" draw:end-shape="id6" draw:end-glue-point="0" svg:d="m21272 5715v3175h3175v635">
          <text:p/>
        </draw:connector>
        <draw:connector draw:style-name="gr7" draw:text-style-name="P1" draw:layer="layout" draw:type="lines" draw:line-skew="2.673cm -0.134cm" svg:x1="21.272cm" svg:y1="5.715cm" svg:x2="18.097cm" svg:y2="9.525cm" draw:start-shape="id5" draw:start-glue-point="2" draw:end-shape="id7" draw:end-glue-point="0" svg:d="m21272 5715v3175h-3175v635">
          <text:p/>
        </draw:connector>
        <draw:connector draw:style-name="gr7" draw:text-style-name="P1" draw:layer="layout" draw:type="lines" draw:line-skew="0.133cm -0.134cm" svg:x1="24.447cm" svg:y1="10.795cm" svg:x2="18.097cm" svg:y2="12.065cm" draw:start-shape="id6" draw:start-glue-point="2" draw:end-shape="id8" draw:end-glue-point="0" svg:d="m24447 10795v635h-6350v635">
          <text:p/>
        </draw:connector>
        <draw:connector draw:style-name="gr7" draw:text-style-name="P1" draw:layer="layout" draw:type="lines" draw:line-skew="0.133cm -0.134cm" svg:x1="18.097cm" svg:y1="10.795cm" svg:x2="18.097cm" svg:y2="12.065cm" draw:start-shape="id7" draw:start-glue-point="2" draw:end-shape="id8" draw:end-glue-point="0" svg:d="m18097 10795v635 0 635">
          <text:p/>
        </draw:connector>
        <draw:custom-shape draw:style-name="gr8" draw:text-style-name="P1" draw:id="id9" draw:layer="layout" svg:width="5.715cm" svg:height="1.27cm" svg:x="15.24cm" svg:y="16.51cm">
          <text:p text:style-name="P1">voting classifi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lines" draw:line-skew="0.133cm -0.134cm" svg:x1="10.477cm" svg:y1="15.24cm" svg:x2="18.097cm" svg:y2="16.51cm" draw:start-shape="id4" draw:start-glue-point="2" draw:end-shape="id9" draw:end-glue-point="0" svg:d="m10477 15240v635h7620v635">
          <text:p/>
        </draw:connector>
        <draw:connector draw:style-name="gr7" draw:text-style-name="P1" draw:layer="layout" draw:type="lines" draw:line-skew="0.133cm -0.134cm" svg:x1="18.097cm" svg:y1="13.335cm" svg:x2="18.097cm" svg:y2="16.51cm" draw:start-shape="id8" draw:start-glue-point="2" draw:end-shape="id9" draw:end-glue-point="0" svg:d="m18097 13335v635 1905 635">
          <text:p/>
        </draw:connector>
        <draw:custom-shape draw:style-name="gr4" draw:text-style-name="P2" draw:id="id10" draw:layer="layout" svg:width="5.715cm" svg:height="1.27cm" svg:x="15.24cm" svg:y="18.415cm">
          <text:p text:style-name="P2"><text:span text:style-name="T1">SampleConsensusInitialAlign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id="id11" draw:layer="layout" svg:width="5.715cm" svg:height="1.27cm" svg:x="15.24cm" svg:y="20.32cm">
          <text:p text:style-name="P3"><text:span text:style-name="T2">IterativeClosestPo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lines" svg:x1="18.097cm" svg:y1="17.78cm" svg:x2="18.097cm" svg:y2="18.415cm" draw:start-shape="id9" draw:start-glue-point="2" draw:end-shape="id10" draw:end-glue-point="0" svg:d="m18097 17780v502-368 501">
          <text:p/>
        </draw:connector>
        <draw:connector draw:style-name="gr7" draw:text-style-name="P1" draw:layer="layout" draw:type="lines" svg:x1="18.097cm" svg:y1="19.685cm" svg:x2="18.097cm" svg:y2="20.32cm" draw:start-shape="id10" draw:start-glue-point="2" draw:end-shape="id11" draw:end-glue-point="0" svg:d="m18097 19685v502-368 501">
          <text:p/>
        </draw:connector>
        <draw:custom-shape draw:style-name="gr8" draw:text-style-name="P1" draw:id="id12" draw:layer="layout" svg:width="5.715cm" svg:height="1.27cm" svg:x="15.24cm" svg:y="23.495cm">
          <text:p text:style-name="P1">compute statistic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lines" svg:x1="18.097cm" svg:y1="21.59cm" svg:x2="18.097cm" svg:y2="23.495cm" draw:start-shape="id11" draw:start-glue-point="2" draw:end-shape="id12" draw:end-glue-point="0" svg:d="m18097 21590v502 902 501">
          <text:p/>
        </draw:connector>
        <draw:custom-shape draw:style-name="gr9" draw:text-style-name="P1" draw:id="id15" draw:layer="layout" svg:width="5.715cm" svg:height="1.27cm" svg:x="11.43cm" svg:y="0cm">
          <text:p text:style-name="P1">datase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" draw:id="id14" draw:layer="layout" svg:width="5.715cm" svg:height="1.27cm" svg:x="4.445cm" svg:y="6.35cm">
          <text:p text:style-name="P1">concaten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lines" svg:x1="7.302cm" svg:y1="5.715cm" svg:x2="7.302cm" svg:y2="6.35cm" draw:start-shape="id13" draw:start-glue-point="2" draw:end-shape="id14" draw:end-glue-point="0" svg:d="m7302 5715v502-368 501">
          <text:p/>
        </draw:connector>
        <draw:line draw:style-name="gr7" draw:text-style-name="P1" draw:layer="layout" svg:x1="6.35cm" svg:y1="5.715cm" svg:x2="6.985cm" svg:y2="6.35cm">
          <text:p/>
        </draw:line>
        <draw:line draw:style-name="gr7" draw:text-style-name="P1" draw:layer="layout" svg:x1="8.255cm" svg:y1="5.715cm" svg:x2="7.62cm" svg:y2="6.35cm">
          <text:p/>
        </draw:line>
        <draw:line draw:style-name="gr7" draw:text-style-name="P1" draw:layer="layout" svg:x1="9.525cm" svg:y1="5.715cm" svg:x2="8.255cm" svg:y2="6.35cm">
          <text:p/>
        </draw:line>
        <draw:line draw:style-name="gr7" draw:text-style-name="P1" draw:layer="layout" svg:x1="5.08cm" svg:y1="5.715cm" svg:x2="6.35cm" svg:y2="6.35cm">
          <text:p/>
        </draw:line>
        <draw:connector draw:style-name="gr7" draw:text-style-name="P1" draw:layer="layout" draw:type="lines" draw:line-skew="0.768cm -0.134cm" svg:x1="7.302cm" svg:y1="7.62cm" svg:x2="10.477cm" svg:y2="9.525cm" draw:start-shape="id14" draw:start-glue-point="2" draw:end-shape="id1" draw:end-glue-point="0" svg:d="m7302 7620v1270h3175v635">
          <text:p/>
        </draw:connector>
        <draw:connector draw:style-name="gr7" draw:text-style-name="P1" draw:layer="layout" draw:type="lines" draw:line-skew="0.768cm -0.109cm" svg:x1="7.302cm" svg:y1="7.62cm" svg:x2="4.127cm" svg:y2="9.525cm" draw:start-shape="id14" draw:start-glue-point="2" draw:end-shape="id3" draw:end-glue-point="0" svg:d="m7302 7620v1270h-3175v635">
          <text:p/>
        </draw:connector>
        <draw:connector draw:style-name="gr7" draw:text-style-name="P1" draw:layer="layout" draw:type="lines" draw:line-skew="0.768cm -1.404cm" svg:x1="14.287cm" svg:y1="1.27cm" svg:x2="7.302cm" svg:y2="4.445cm" draw:start-shape="id15" draw:start-glue-point="2" draw:end-shape="id13" draw:end-glue-point="0" svg:d="m14287 1270v1270h-6985v1905">
          <text:p/>
        </draw:connector>
        <draw:connector draw:style-name="gr7" draw:text-style-name="P1" draw:layer="layout" draw:type="lines" draw:line-skew="0.768cm -1.404cm" svg:x1="14.287cm" svg:y1="1.27cm" svg:x2="21.272cm" svg:y2="4.445cm" draw:start-shape="id15" draw:start-glue-point="2" draw:end-shape="id5" draw:end-glue-point="0" svg:d="m14287 1270v1270h6985v1905">
          <text:p/>
        </draw:connector>
        <draw:connector draw:style-name="gr7" draw:text-style-name="P1" draw:layer="layout" draw:type="lines" draw:line-skew="-0.133cm -7.753cm" svg:x1="7.62cm" svg:y1="12.7cm" svg:x2="15.24cm" svg:y2="19.05cm" draw:start-shape="id2" draw:start-glue-point="3" draw:end-shape="id10" draw:end-glue-point="3" svg:d="m7620 12700h-635v6350h8255">
          <text:p/>
        </draw:connector>
        <draw:connector draw:style-name="gr7" draw:text-style-name="P1" draw:layer="layout" draw:type="lines" svg:x1="20.955cm" svg:y1="12.7cm" svg:x2="20.955cm" svg:y2="19.05cm" draw:start-shape="id8" draw:start-glue-point="1" draw:end-shape="id10" svg:d="m20955 12700h501v6350h-501">
          <text:p/>
        </draw:connector>
        <draw:connector draw:style-name="gr11" draw:text-style-name="P1" draw:layer="layout" draw:type="lines" draw:line-skew="0.769cm 0.769cm" svg:x1="20.955cm" svg:y1="17.145cm" svg:x2="20.955cm" svg:y2="24.13cm" draw:start-shape="id9" draw:start-glue-point="1" draw:end-shape="id12" svg:d="m20955 17145h1270v6985h-1270">
          <text:p/>
        </draw:connector>
        <draw:custom-shape draw:style-name="gr12" draw:text-style-name="P3" draw:id="id16" draw:layer="layout" svg:width="5.715cm" svg:height="1.27cm" svg:x="15.24cm" svg:y="26.035cm">
          <text:p text:style-name="P3"><text:span text:style-name="T2">evaluation dashbo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lines" svg:x1="18.097cm" svg:y1="24.765cm" svg:x2="18.097cm" svg:y2="26.035cm" draw:start-shape="id12" draw:start-glue-point="2" draw:end-shape="id16" draw:end-glue-point="0" svg:d="m18097 24765v502 267 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.575cm" fo:page-height="27.30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pabbeel </meta:initial-creator>
    <meta:creation-date>2011-09-16T11:58:07</meta:creation-date>
    <dc:date>2011-09-16T14:24:44</dc:date>
    <dc:creator>pabbeel </dc:creator>
    <meta:editing-duration>PT00H37M34S</meta:editing-duration>
    <meta:editing-cycles>12</meta:editing-cycles>
    <meta:generator>OpenOffice.org/3.2$Unix OpenOffice.org_project/320m12$Build-9483</meta:generator>
    <meta:document-statistic meta:object-count="45"/>
  </office:meta>
</office:document-meta>
</file>